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3.858cm" style:rel-column-width="14370*"/>
    </style:style>
    <style:style style:name="Table1.B" style:family="table-column">
      <style:table-column-properties style:column-width="2.415cm" style:rel-column-width="8999*"/>
    </style:style>
    <style:style style:name="Table1.C" style:family="table-column">
      <style:table-column-properties style:column-width="11.317cm" style:rel-column-width="4216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3.836cm" style:rel-column-width="14291*"/>
    </style:style>
    <style:style style:name="Table2.B" style:family="table-column">
      <style:table-column-properties style:column-width="2.436cm" style:rel-column-width="9078*"/>
    </style:style>
    <style:style style:name="Table2.C" style:family="table-column">
      <style:table-column-properties style:column-width="11.317cm" style:rel-column-width="421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left"/>
    </style:style>
    <style:style style:name="Table3.A" style:family="table-column">
      <style:table-column-properties style:column-width="1.339cm"/>
    </style:style>
    <style:style style:name="Table3.B" style:family="table-column">
      <style:table-column-properties style:column-width="2.605cm"/>
    </style:style>
    <style:style style:name="Table3.C" style:family="table-column">
      <style:table-column-properties style:column-width="1.665cm"/>
    </style:style>
    <style:style style:name="Table3.D" style:family="table-column">
      <style:table-column-properties style:column-width="2.152cm"/>
    </style:style>
    <style:style style:name="Table3.E" style:family="table-column">
      <style:table-column-properties style:column-width="1.579cm"/>
    </style:style>
    <style:style style:name="Table3.F" style:family="table-column">
      <style:table-column-properties style:column-width="8.246cm"/>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3.769cm" style:rel-column-width="14044*"/>
    </style:style>
    <style:style style:name="Table5.B" style:family="table-column">
      <style:table-column-properties style:column-width="3.625cm" style:rel-column-width="13505*"/>
    </style:style>
    <style:style style:name="Table5.C" style:family="table-column">
      <style:table-column-properties style:column-width="4.117cm" style:rel-column-width="15339*"/>
    </style:style>
    <style:style style:name="Table5.D" style:family="table-column">
      <style:table-column-properties style:column-width="3.039cm" style:rel-column-width="11322*"/>
    </style:style>
    <style:style style:name="Table5.E" style:family="table-column">
      <style:table-column-properties style:column-width="3.039cm" style:rel-column-width="11325*"/>
    </style:style>
    <style:style style:name="Table5.A1" style:family="table-cell">
      <style:table-cell-properties fo:padding="0.097cm" fo:border-left="0.002cm solid #000000" fo:border-right="none" fo:border-top="0.002cm solid #000000" fo:border-bottom="none"/>
    </style:style>
    <style:style style:name="Table5.D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175cm" style:rel-column-width="8105*"/>
    </style:style>
    <style:style style:name="Table4.B" style:family="table-column">
      <style:table-column-properties style:column-width="2.681cm" style:rel-column-width="9992*"/>
    </style:style>
    <style:style style:name="Table4.C" style:family="table-column">
      <style:table-column-properties style:column-width="2.295cm" style:rel-column-width="8552*"/>
    </style:style>
    <style:style style:name="Table4.D" style:family="table-column">
      <style:table-column-properties style:column-width="2.748cm" style:rel-column-width="10242*"/>
    </style:style>
    <style:style style:name="Table4.E" style:family="table-column">
      <style:table-column-properties style:column-width="7.689cm" style:rel-column-width="28644*"/>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normal" style:font-weight-asian="normal"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Heading_20_1">
      <style:paragraph-properties fo:break-before="page"/>
    </style:style>
    <style:style style:name="P6" style:family="paragraph" style:parent-style-name="Table_20_Contents">
      <style:text-properties fo:font-weight="bold" style:font-weight-asian="bold" style:font-weight-complex="bold"/>
    </style:style>
    <style:style style:name="P7" style:family="paragraph" style:parent-style-name="Text_20_body" style:list-style-name="L5"/>
    <style:style style:name="P8" style:family="paragraph" style:parent-style-name="Text_20_body" style:list-style-name="L5">
      <style:text-properties fo:font-weight="bold" style:font-weight-asian="bold" style:font-weight-complex="bold"/>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7">
      <style:text-properties fo:font-weight="bold" style:font-weight-asian="bold" style:font-weight-complex="bold"/>
    </style:style>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oTools Steering Document</text:h>
      <text:p text:style-name="Text_20_body">Author: Jody Garnett</text:p>
      <text:p text:style-name="Text_20_body">Review/Revise: Andrea, Justin, Simone, Martin, Paul</text:p>
      <text:p text:style-name="Text_20_body">Background: The GeoTools library is going through a transition, from a project centered around the research and development of spatial standards, to one used as the foundation for production systems. This document outlines a priorities and goals for this period of transition, allowing us to balance current needs against a realistic schedule.</text:p>
      <text:h text:style-name="Heading_20_3" text:outline-level="3">Project Statu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lease</text:p>
            </table:table-cell>
            <table:table-cell table:style-name="Table1.A1" office:value-type="string">
              <text:p text:style-name="Table_20_Heading">Status</text:p>
            </table:table-cell>
            <table:table-cell table:style-name="Table1.C1" office:value-type="string">
              <text:p text:style-name="Table_20_Heading">Notes</text:p>
            </table:table-cell>
          </table:table-row>
        </table:table-header-rows>
        <table:table-row>
          <table:table-cell table:style-name="Table1.A2" office:value-type="string">
            <text:p text:style-name="Table_20_Contents">GeoTools 2.0</text:p>
          </table:table-cell>
          <table:table-cell table:style-name="Table1.A2" office:value-type="string">
            <text:p text:style-name="Table_20_Contents">archived</text:p>
          </table:table-cell>
          <table:table-cell table:style-name="Table1.C2" office:value-type="string">
            <text:p text:style-name="Table_20_Contents">no longer relevant to day to day operations</text:p>
          </table:table-cell>
        </table:table-row>
        <table:table-row>
          <table:table-cell table:style-name="Table1.A2" office:value-type="string">
            <text:p text:style-name="Table_20_Contents">GeoTools 2.1</text:p>
          </table:table-cell>
          <table:table-cell table:style-name="Table1.A2" office:value-type="string">
            <text:p text:style-name="Table_20_Contents">archived</text:p>
          </table:table-cell>
          <table:table-cell table:style-name="Table1.C2" office:value-type="string">
            <text:p text:style-name="Table_20_Contents">used in GeoServer 1.3.0</text:p>
          </table:table-cell>
        </table:table-row>
        <table:table-row>
          <table:table-cell table:style-name="Table1.A2" office:value-type="string">
            <text:p text:style-name="Table_20_Contents">GeoTools 2.2</text:p>
          </table:table-cell>
          <table:table-cell table:style-name="Table1.A2" office:value-type="string">
            <text:p text:style-name="Table_20_Contents">released</text:p>
          </table:table-cell>
          <table:table-cell table:style-name="Table1.C2" office:value-type="string">
            <text:p text:style-name="Table_20_Contents">stable target for GeoServer 1.4.x and uDig 1.1,</text:p>
          </table:table-cell>
        </table:table-row>
        <table:table-row>
          <table:table-cell table:style-name="Table1.A2" office:value-type="string">
            <text:p text:style-name="Table_20_Contents">GeoTools 2.3</text:p>
          </table:table-cell>
          <table:table-cell table:style-name="Table1.A2" office:value-type="string">
            <text:p text:style-name="Table_20_Contents">code freeze</text:p>
          </table:table-cell>
          <table:table-cell table:style-name="Table1.C2" office:value-type="string">
            <text:p text:style-name="Table_20_Contents">target for GeoServer 1.5.x WCS</text:p>
          </table:table-cell>
        </table:table-row>
        <table:table-row>
          <table:table-cell table:style-name="Table1.A2" office:value-type="string">
            <text:p text:style-name="Table_20_Contents">GeoTools 2.4</text:p>
          </table:table-cell>
          <table:table-cell table:style-name="Table1.A2" office:value-type="string">
            <text:p text:style-name="Table_20_Contents">unstable</text:p>
          </table:table-cell>
          <table:table-cell table:style-name="Table1.C2" office:value-type="string">
            <text:p text:style-name="Table_20_Contents"/>
          </table:table-cell>
        </table:table-row>
        <table:table-row>
          <table:table-cell table:style-name="Table1.A2" office:value-type="string">
            <text:p text:style-name="Table_20_Contents">Complex-Features</text:p>
          </table:table-cell>
          <table:table-cell table:style-name="Table1.A2" office:value-type="string">
            <text:p text:style-name="Table_20_Contents">orphaned</text:p>
          </table:table-cell>
          <table:table-cell table:style-name="Table1.C2" office:value-type="string">
            <text:p text:style-name="Table_20_Contents">live development continues, waiting on Feature Model to merge</text:p>
          </table:table-cell>
        </table:table-row>
      </table:table>
      <text:p text:style-name="Text_20_body"/>
      <text:p text:style-name="Text_20_body">We are also currently hosting to the following Research and Development work.</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nD</text:p>
            </table:table-cell>
            <table:table-cell table:style-name="Table2.A1" office:value-type="string">
              <text:p text:style-name="Table_20_Heading">Status</text:p>
            </table:table-cell>
            <table:table-cell table:style-name="Table2.C1" office:value-type="string">
              <text:p text:style-name="Table_20_Heading">Notes</text:p>
            </table:table-cell>
          </table:table-row>
        </table:table-header-rows>
        <table:table-row>
          <table:table-cell table:style-name="Table2.A2" office:value-type="string">
            <text:p text:style-name="Table_20_Contents">nD Coverages</text:p>
          </table:table-cell>
          <table:table-cell table:style-name="Table2.A2" office:value-type="string">
            <text:p text:style-name="Table_20_Contents">2.5 research</text:p>
          </table:table-cell>
          <table:table-cell table:style-name="Table2.C2" office:value-type="string">
            <text:p text:style-name="Table_20_Contents">Support for GeoAPI</text:p>
          </table:table-cell>
        </table:table-row>
        <table:table-row>
          <table:table-cell table:style-name="Table2.A2" office:value-type="string">
            <text:p text:style-name="Table_20_Contents">Coverage Formats</text:p>
          </table:table-cell>
          <table:table-cell table:style-name="Table2.A2" office:value-type="string">
            <text:p text:style-name="Table_20_Contents">2.3 devel</text:p>
          </table:table-cell>
          <table:table-cell table:style-name="Table2.C2" office:value-type="string">
            <text:p text:style-name="Table_20_Contents">Additional Grid Coverage formats against 2.3 api</text:p>
          </table:table-cell>
        </table:table-row>
        <table:table-row>
          <table:table-cell table:style-name="Table2.A2" office:value-type="string">
            <text:p text:style-name="Table_20_Contents">Go-1 Renderer</text:p>
          </table:table-cell>
          <table:table-cell table:style-name="Table2.A2" office:value-type="string">
            <text:p text:style-name="Table_20_Contents"/>
          </table:table-cell>
          <table:table-cell table:style-name="Table2.C2" office:value-type="string">
            <text:p text:style-name="Table_20_Contents">Support for Go-1 based rendering</text:p>
          </table:table-cell>
        </table:table-row>
        <table:table-row>
          <table:table-cell table:style-name="Table2.A2" office:value-type="string">
            <text:p text:style-name="Table_20_Contents">ISO Renderer</text:p>
          </table:table-cell>
          <table:table-cell table:style-name="Table2.A2" office:value-type="string">
            <text:p text:style-name="Table_20_Contents">2.4 research</text:p>
          </table:table-cell>
          <table:table-cell table:style-name="Table2.C2" office:value-type="string">
            <text:p text:style-name="Table_20_Contents">Implementing ISO portrayal</text:p>
          </table:table-cell>
        </table:table-row>
        <table:table-row>
          <table:table-cell table:style-name="Table2.A2" office:value-type="string">
            <text:p text:style-name="Table_20_Contents">uDig Catalog </text:p>
          </table:table-cell>
          <table:table-cell table:style-name="Table2.A2" office:value-type="string">
            <text:p text:style-name="Table_20_Contents">development</text:p>
          </table:table-cell>
          <table:table-cell table:style-name="Table2.C2" office:value-type="string">
            <text:p text:style-name="Table_20_Contents">Backport of uDig catalog, used by GeoServer 1.5</text:p>
          </table:table-cell>
        </table:table-row>
        <table:table-row>
          <table:table-cell table:style-name="Table2.A2" office:value-type="string">
            <text:p text:style-name="Table_20_Contents">uDig Renderer</text:p>
          </table:table-cell>
          <table:table-cell table:style-name="Table2.A2" office:value-type="string">
            <text:p text:style-name="Table_20_Contents"/>
          </table:table-cell>
          <table:table-cell table:style-name="Table2.C2" office:value-type="string">
            <text:p text:style-name="Table_20_Contents">Backport of uDig renderer framework, to enable ISO Renderer</text:p>
          </table:table-cell>
        </table:table-row>
        <table:table-row>
          <table:table-cell table:style-name="Table2.A2" office:value-type="string">
            <text:p text:style-name="Table_20_Contents">GTXML</text:p>
          </table:table-cell>
          <table:table-cell table:style-name="Table2.A2" office:value-type="string">
            <text:p text:style-name="Table_20_Contents">research</text:p>
          </table:table-cell>
          <table:table-cell table:style-name="Table2.C2" office:value-type="string">
            <text:p text:style-name="Table_20_Contents">Definition of bindings for common xml artifacts</text:p>
          </table:table-cell>
        </table:table-row>
        <table:table-row>
          <table:table-cell table:style-name="Table2.A2" office:value-type="string">
            <text:p text:style-name="Table_20_Contents">QA FactoryFinder</text:p>
          </table:table-cell>
          <table:table-cell table:style-name="Table2.A2" office:value-type="string">
            <text:p text:style-name="P1">2.4 QA</text:p>
          </table:table-cell>
          <table:table-cell table:style-name="Table2.C2" office:value-type="string">
            <text:p text:style-name="Table_20_Contents">Allow GeoTools to function with equinox or spring</text:p>
          </table:table-cell>
        </table:table-row>
        <table:table-row>
          <table:table-cell table:style-name="Table2.A2" office:value-type="string">
            <text:p text:style-name="Table_20_Contents">QA Factory</text:p>
          </table:table-cell>
          <table:table-cell table:style-name="Table2.A2" office:value-type="string">
            <text:p text:style-name="P1">2.4 QA</text:p>
          </table:table-cell>
          <table:table-cell table:style-name="Table2.C2" office:value-type="string">
            <text:p text:style-name="Table_20_Contents"/>
          </table:table-cell>
        </table:table-row>
        <table:table-row>
          <table:table-cell table:style-name="Table2.A2" office:value-type="string">
            <text:p text:style-name="Table_20_Contents">QA DataStore</text:p>
          </table:table-cell>
          <table:table-cell table:style-name="Table2.A2" office:value-type="string">
            <text:p text:style-name="P1">2.4 QA</text:p>
          </table:table-cell>
          <table:table-cell table:style-name="Table2.C2" office:value-type="string">
            <text:p text:style-name="Table_20_Contents"/>
          </table:table-cell>
        </table:table-row>
        <table:table-row>
          <table:table-cell table:style-name="Table2.A2" office:value-type="string">
            <text:p text:style-name="Table_20_Contents">Hibernate DataStore</text:p>
          </table:table-cell>
          <table:table-cell table:style-name="Table2.A2" office:value-type="string">
            <text:p text:style-name="P1">2.2 devel</text:p>
          </table:table-cell>
          <table:table-cell table:style-name="Table2.C2" office:value-type="string">
            <text:p text:style-name="Table_20_Contents">Produce Features from an Object Model</text:p>
          </table:table-cell>
        </table:table-row>
        <table:table-row>
          <table:table-cell table:style-name="Table2.A2" office:value-type="string">
            <text:p text:style-name="P1">JPOX DataStore</text:p>
          </table:table-cell>
          <table:table-cell table:style-name="Table2.A2" office:value-type="string">
            <text:p text:style-name="P1">2.4 research</text:p>
          </table:table-cell>
          <table:table-cell table:style-name="Table2.C2" office:value-type="string">
            <text:p text:style-name="Table_20_Contents">Ability to service up Pojo from a JDO implementation</text:p>
          </table:table-cell>
        </table:table-row>
        <table:table-row>
          <table:table-cell table:style-name="Table2.A2" office:value-type="string">
            <text:p text:style-name="Table_20_Contents">Feature Model</text:p>
          </table:table-cell>
          <table:table-cell table:style-name="Table2.A2" office:value-type="string">
            <text:p text:style-name="P1">stalled</text:p>
          </table:table-cell>
          <table:table-cell table:style-name="Table2.C2" office:value-type="string">
            <text:p text:style-name="Table_20_Contents">for“non flat” features, balance ISO of GML3, stalled on QA</text:p>
          </table:table-cell>
        </table:table-row>
        <table:table-row>
          <table:table-cell table:style-name="Table2.A2" office:value-type="string">
            <text:p text:style-name="Table_20_Contents">GeoAPI Geometry</text:p>
          </table:table-cell>
          <table:table-cell table:style-name="Table2.A2" office:value-type="string">
            <text:p text:style-name="P1">stalled</text:p>
          </table:table-cell>
          <table:table-cell table:style-name="Table2.C2" office:value-type="string">
            <text:p text:style-name="Table_20_Contents"><text:s/>GeoAPI geometry implementation, stalled on feature model</text:p>
          </table:table-cell>
        </table:table-row>
      </table:table>
      <text:p text:style-name="Text_20_body"/>
      <text:p text:style-name="Text_20_body"/>
      <text:p text:style-name="Text_20_body"/>
      <text:h text:style-name="Heading_20_2" text:outline-level="2">Project Community</text:h>
      <text:p text:style-name="Text_20_body">One sign of life has always been the number of new developers showing up, over the last year the number of developers has mostly remained flat, which is a cause for concern. We have witnessed a refresh of our core “Project Management Committee” and are operating with a pool of motivated developers.</text:p>
      <text:p text:style-name="Text_20_body">The role of the “Module Maintainer” has tapered off the last year, while this is expected as many modules are implementing stable APIs, it has left us with a gap of volunteer and QA effort we previously enjoyed.</text:p>
      <text:list text:style-name="L1">
        <text:list-item>
          <text:p text:style-name="P2">go with what we have, break out modules into a community section that do not meet QA</text:p>
        </text:list-item>
        <text:list-item>
          <text:p text:style-name="P2">seek new modules and development for inclusion in the library</text:p>
        </text:list-item>
      </text:list>
      <text:h text:style-name="Heading_20_2" text:outline-level="2">User Community</text:h>
      <text:p text:style-name="Text_20_body">The GeoTools user community continues to grow, in recent weeks email activity has focused around the use of WFSDataStore. We can surmise that WFS 1.0 is now taking root around the world, and currently we are one of the only toolkits to support the service.</text:p>
      <text:p text:style-name="Text_20_body">Over the next year I expect to see a growing body of GeoServer and uDig developers asking for support, the challenge will be turn these developers into contributors (accepting patches and providing svn access).</text:p>
      <text:list text:style-name="L2">
        <text:list-item>
          <text:p text:style-name="P3">set up an unsupported svn repository folder with minimal procedure for access</text:p>
        </text:list-item>
        <text:list-item>
          <text:p text:style-name="P3">encourage development of WFS 1.1 client implementation based on “GTXML” is produced</text:p>
        </text:list-item>
        <text:list-item>
          <text:p text:style-name="P3">encourage development of WFS 1.0 client implementation onto new Feature Model</text:p>
        </text:list-item>
      </text:list>
      <text:h text:style-name="Heading_20_2" text:outline-level="2">OSGeo</text:h>
      <text:p text:style-name="Text_20_body">GeoTools is participating in a broader Open Source Geospatial Foundation. We are in the process of completing our incubation requirements (issues of documentation license, and copyright).</text:p>
      <text:p text:style-name="Text_20_body">We should be able to take part in marketing opportunities, and keep our eye (but not hopes) on OSGeo as a mechanism to collect funding for maintenance.</text:p>
      <text:list text:style-name="L3">
        <text:list-item>
          <text:p text:style-name="P4">collect signed contribution letters from as many contributors as we can find</text:p>
        </text:list-item>
        <text:list-item>
          <text:p text:style-name="P4">produce marketting materials, focus on white papers as it benefits a technical project like a toolkit</text:p>
        </text:list-item>
      </text:list>
      <text:h text:style-name="Heading_20_2" text:outline-level="2">Standards</text:h>
      <text:p text:style-name="Text_20_body">GeoTools continues to offer client implementations of available public standards. As we become more popular we are pushed towards ISO standards (which due to cost are difficult to usefully collaborate on). Where possible we will continue to seek guidence of other projects such as GeoAPI.</text:p>
      <text:p text:style-name="Text_20_body">Research is focused on GML3, ISO Grid Coverage, ISO Geometry, ISO 19115 and ISO 19119, CSW, WFS 1.1, Filter 1.1, and SLD 1.1.</text:p>
      <text:h text:style-name="P5" text:outline-level="1">GeoTools RoadMap</text:h>
      <text:p text:style-name="Text_20_body">The GeoTools timeline is based on community consensus and is mutible to reflect project deadlin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
            </table:table-cell>
            <table:table-cell table:style-name="Table3.A1" office:value-type="string">
              <text:p text:style-name="Table_20_Heading">GeoTools</text:p>
            </table:table-cell>
            <table:table-cell table:style-name="Table3.A1" office:value-type="string">
              <text:p text:style-name="Table_20_Heading">GeoAPI</text:p>
            </table:table-cell>
            <table:table-cell table:style-name="Table3.A1" office:value-type="string">
              <text:p text:style-name="Table_20_Heading">GeoServer</text:p>
            </table:table-cell>
            <table:table-cell table:style-name="Table3.A1" office:value-type="string">
              <text:p text:style-name="Table_20_Heading">uDig</text:p>
            </table:table-cell>
            <table:table-cell table:style-name="Table3.F1" office:value-type="string">
              <text:p text:style-name="Table_20_Heading"/>
            </table:table-cell>
          </table:table-row>
        </table:table-header-rows>
        <table:table-row>
          <table:table-cell table:style-name="Table3.A2" office:value-type="string">
            <text:p text:style-name="P1"/>
            <text:p text:style-name="P1">Oct</text:p>
          </table:table-cell>
          <table:table-cell table:style-name="Table3.A2" office:value-type="string">
            <text:p text:style-name="P6">GeoTools 2.2</text:p>
            <text:p text:style-name="Table_20_Contents">2.2.1</text:p>
          </table:table-cell>
          <table:table-cell table:style-name="Table3.A2" office:value-type="string">
            <text:p text:style-name="P1"/>
            <text:p text:style-name="P1">2.0</text:p>
          </table:table-cell>
          <table:table-cell table:style-name="Table3.A2" office:value-type="string">
            <text:p text:style-name="Table_20_Contents"/>
            <text:p text:style-name="Table_20_Contents">1.4.0-RC1</text:p>
          </table:table-cell>
          <table:table-cell table:style-name="Table3.A2" office:value-type="string">
            <text:p text:style-name="Table_20_Contents"/>
            <text:p text:style-name="Table_20_Contents">1.1.0</text:p>
          </table:table-cell>
          <table:table-cell table:style-name="Table3.F2" office:value-type="string">
            <text:p text:style-name="P6">Stable</text:p>
            <text:p text:style-name="P1">- point release in conjuction with uDig 1.1.0</text:p>
          </table:table-cell>
        </table:table-row>
        <table:table-row>
          <table:table-cell table:style-name="Table3.A2" office:value-type="string">
            <text:p text:style-name="P1"><text:line-break/>Oct<text:line-break/></text:p>
            <text:p text:style-name="P1"/>
          </table:table-cell>
          <table:table-cell table:style-name="Table3.A2" office:value-type="string">
            <text:p text:style-name="P6">GeoTools 2.3</text:p>
            <text:p text:style-name="Table_20_Contents">-2.3.0-M0</text:p>
            <text:p text:style-name="Table_20_Contents">-2.3.0-RC1 </text:p>
            <text:p text:style-name="Table_20_Contents">-2.3.0</text:p>
          </table:table-cell>
          <table:table-cell table:style-name="Table3.A2" office:value-type="string">
            <text:p text:style-name="P1"/>
            <text:p text:style-name="P1">2.1.M1</text:p>
          </table:table-cell>
          <table:table-cell table:style-name="Table3.A2" office:value-type="string">
            <text:p text:style-name="Table_20_Contents"/>
            <text:p text:style-name="Table_20_Contents"/>
            <text:p text:style-name="Table_20_Contents">1.5-M0</text:p>
            <text:p text:style-name="Table_20_Contents">1.5-M1</text:p>
          </table:table-cell>
          <table:table-cell table:style-name="Table3.A2" office:value-type="string">
            <text:p text:style-name="P6"/>
            <text:p text:style-name="P6"/>
            <text:p text:style-name="P1"/>
            <text:p text:style-name="P1">1.1.1</text:p>
          </table:table-cell>
          <table:table-cell table:style-name="Table3.F2" office:value-type="string">
            <text:p text:style-name="P6">Stable</text:p>
            <text:p text:style-name="Table_20_Contents">- GeoSolutions will produce point releases as new grid coverage formats are made available.</text:p>
            <text:p text:style-name="Table_20_Contents">- Refractions will migrate uDig 1.1.1</text:p>
          </table:table-cell>
        </table:table-row>
        <table:table-row>
          <table:table-cell table:style-name="Table3.A2" office:value-type="string">
            <text:p text:style-name="Table_20_Contents"/>
            <text:p text:style-name="Table_20_Contents">Oct</text:p>
            <text:p text:style-name="Table_20_Contents">Nov</text:p>
            <text:p text:style-name="Table_20_Contents">Dec</text:p>
          </table:table-cell>
          <table:table-cell table:style-name="Table3.A2" office:value-type="string">
            <text:p text:style-name="Table_20_Contents"><text:span text:style-name="T1">GeoTools 2.4<text:line-break/></text:span><text:span text:style-name="T2">-2.4.0-M0</text:span></text:p>
            <text:p text:style-name="P1">-2.4.0-M1</text:p>
            <text:p text:style-name="Table_20_Contents"><text:span text:style-name="T1">-</text:span><text:span text:style-name="T2">2.4.0-RC0</text:span></text:p>
            <text:p text:style-name="P1">-2.4.0</text:p>
          </table:table-cell>
          <table:table-cell table:style-name="Table3.A2" office:value-type="string">
            <text:p text:style-name="Table_20_Contents"/>
            <text:p text:style-name="Table_20_Contents">2.1.M2</text:p>
            <text:p text:style-name="Table_20_Contents">2.1.M3</text:p>
            <text:p text:style-name="Table_20_Contents">2.1.M4</text:p>
            <text:p text:style-name="Table_20_Contents"/>
          </table:table-cell>
          <table:table-cell table:style-name="Table3.A2" office:value-type="string">
            <text:p text:style-name="Table_20_Contents"/>
          </table:table-cell>
          <table:table-cell table:style-name="Table3.A2" office:value-type="string">
            <text:p text:style-name="Table_20_Contents"/>
            <text:p text:style-name="Table_20_Contents"/>
            <text:p text:style-name="Table_20_Contents">1.2-M0</text:p>
            <text:p text:style-name="Table_20_Contents"/>
            <text:p text:style-name="Table_20_Contents">1.2-M1</text:p>
          </table:table-cell>
          <table:table-cell table:style-name="Table3.F2" office:value-type="string">
            <text:p text:style-name="P6">Development (QA Mandate)</text:p>
            <text:p text:style-name="P1">- QA Factory and DataStore use.</text:p>
            <text:p text:style-name="P1">- “builders” with existing feature model</text:p>
            <text:p text:style-name="P1">- GridCoverage data access API</text:p>
          </table:table-cell>
        </table:table-row>
        <table:table-row>
          <table:table-cell table:style-name="Table3.A2" office:value-type="string">
            <text:p text:style-name="P6"/>
            <text:p text:style-name="P1">Dec</text:p>
            <text:p text:style-name="P1">Jan</text:p>
          </table:table-cell>
          <table:table-cell table:style-name="Table3.A2" office:value-type="string">
            <text:p text:style-name="P6">GeoTools 2.5</text:p>
            <text:p text:style-name="P1">2.5.0-M0</text:p>
            <text:p text:style-name="P1">2.5.0-M1</text:p>
            <text:p text:style-name="P1">2.5.0-RC0</text:p>
          </table:table-cell>
          <table:table-cell table:style-name="Table3.A2" office:value-type="string">
            <text:p text:style-name="P1"/>
            <text:p text:style-name="P1"/>
            <text:p text:style-name="P1"/>
            <text:p text:style-name="P1">2.1.RC0</text:p>
          </table:table-cell>
          <table:table-cell table:style-name="Table3.A2" office:value-type="string">
            <text:p text:style-name="Table_20_Contents"/>
            <text:p text:style-name="Table_20_Contents">1.6-M0</text:p>
            <text:p text:style-name="Table_20_Contents">1.6-M1</text:p>
            <text:p text:style-name="Table_20_Contents">1.6-RC0</text:p>
          </table:table-cell>
          <table:table-cell table:style-name="Table3.A2" office:value-type="string">
            <text:p text:style-name="Table_20_Contents"/>
            <text:p text:style-name="Table_20_Contents"/>
            <text:p text:style-name="P1"/>
          </table:table-cell>
          <table:table-cell table:style-name="Table3.F2" office:value-type="string">
            <text:p text:style-name="P6">Research</text:p>
            <text:p text:style-name="P1">- switch to simple feature model</text:p>
            <text:p text:style-name="P1">- switch nD coverage</text:p>
          </table:table-cell>
        </table:table-row>
      </table:table>
      <text:p text:style-name="Text_20_body">To interact with the roadmap, for example to scheduling a point release for bug fixes, ask on IRC.</text:p>
      <text:h text:style-name="Heading_20_2" text:outline-level="2">GeoTools Project Deadlines</text:h>
      <text:p text:style-name="Text_20_body">I am still trying to catch up and balance the above timeline against project goals, here are the <text:span text:style-name="T1">deadlines</text:span> (often coming from commercial work based on the listed projects):</text:p>
      <text:list text:style-name="L5">
        <text:list-item>
          <text:p text:style-name="P7">October 2006</text:p>
          <text:list>
            <text:list-item>
              <text:p text:style-name="P8">GeoServer 1.4.0-RC1<text:span text:style-name="T2"> (GeoTools 2.2.1) stable release for commercial work</text:span></text:p>
            </text:list-item>
            <text:list-item>
              <text:p text:style-name="P7"><text:span text:style-name="T1">uDig 1.1</text:span> (GeoTools 2.2.1) stable release target for commercial work</text:p>
            </text:list-item>
            <text:list-item>
              <text:p text:style-name="P7"><text:span text:style-name="T1">GeoServer 1.5.M0 </text:span>(GeoTools 2.3.0) for additional GC format work</text:p>
            </text:list-item>
          </text:list>
        </text:list-item>
        <text:list-item>
          <text:p text:style-name="P7">November 2006</text:p>
          <text:list>
            <text:list-item>
              <text:p text:style-name="P7"><text:span text:style-name="T1">uDig 1.2-M0</text:span> (GeoTools 2.4.M2) deadline for JPOX research</text:p>
            </text:list-item>
          </text:list>
        </text:list-item>
        <text:list-item>
          <text:p text:style-name="P7">December 2006</text:p>
          <text:list>
            <text:list-item>
              <text:p text:style-name="P7"><text:span text:style-name="T1">GeoServer 1.6-M0</text:span> deadline for prototype WFS 1.1</text:p>
            </text:list-item>
          </text:list>
        </text:list-item>
        <text:list-item>
          <text:p text:style-name="P7">January 2006</text:p>
          <text:list>
            <text:list-item>
              <text:p text:style-name="P7"><text:span text:style-name="T1">GeoServer 1.6.RC0 </text:span>deadline for nD covearges</text:p>
            </text:list-item>
          </text:list>
        </text:list-item>
      </text:list>
      <text:p text:style-name="Text_20_body">This list is based on deadlines, so if the RnD project you are interested in is not listed it is because either I do not know the deadline, or a plan for integration with the community has not been provided. Work that falls into this category includes Go-1 renderer implementations, any geotools catalog work or feature model work.</text:p>
      <text:h text:style-name="Heading_20_1" text:outline-level="1">GeoTools Project Structure</text:h>
      <text:p text:style-name="Text_20_body">We need to balance needs of those working on research projects with those working on improving quality of the existing code base. <text:s/>Traditionally GeoTools has operated on a branch-and-merge policy, breaking out an unsupported community section will isolate new research and unsupported plug-in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GeoTools Library</text:p>
            </table:table-cell>
            <table:table-cell table:style-name="Table5.A1" office:value-type="string">
              <text:p text:style-name="Table_20_Heading">GeoTools Plugins</text:p>
            </table:table-cell>
            <table:table-cell table:style-name="Table5.A1" office:value-type="string">
              <text:p text:style-name="Table_20_Heading">GeoTools Extentions</text:p>
            </table:table-cell>
            <table:table-cell table:style-name="Table5.D1" table:number-columns-spanned="2" office:value-type="string">
              <text:p text:style-name="Table_20_Heading">Unsupported</text:p>
            </table:table-cell>
            <table:covered-table-cell/>
          </table:table-row>
        </table:table-header-rows>
        <table:table-row>
          <table:table-cell table:style-name="Table5.A2" office:value-type="string">
            <text:p text:style-name="Table_20_Contents">referencing</text:p>
            <text:p text:style-name="Table_20_Contents">api</text:p>
            <text:p text:style-name="Table_20_Contents">coverage</text:p>
            <text:p text:style-name="P6">main</text:p>
            <text:p text:style-name="Table_20_Contents">render</text:p>
            <text:p text:style-name="Table_20_Contents">sample-data</text:p>
            <text:p text:style-name="P6"/>
            <text:p text:style-name="P6">wms</text:p>
            <text:p text:style-name="P6">data</text:p>
            <text:p text:style-name="P6">jdbc</text:p>
          </table:table-cell>
          <table:table-cell table:style-name="Table5.A2" office:value-type="string">
            <text:p text:style-name="Table_20_Contents">Arcgrid</text:p>
            <text:p text:style-name="Table_20_Contents">epsg-access</text:p>
            <text:p text:style-name="Table_20_Contents">epsg-hsql</text:p>
            <text:p text:style-name="Table_20_Contents">epsg-postgresql</text:p>
            <text:p text:style-name="Table_20_Contents">epsg-wkt</text:p>
            <text:p text:style-name="Table_20_Contents">geotiff</text:p>
            <text:p text:style-name="Table_20_Contents">gtopo30</text:p>
            <text:p text:style-name="Table_20_Contents">image</text:p>
            <text:p text:style-name="Table_20_Contents">imagemosaic</text:p>
            <text:p text:style-name="Table_20_Contents">imagepyramid</text:p>
            <text:p text:style-name="Table_20_Contents">postgis</text:p>
            <text:p text:style-name="P6">shapefile</text:p>
            <text:p text:style-name="Table_20_Contents">wfs</text:p>
            <text:p text:style-name="Table_20_Contents"/>
          </table:table-cell>
          <table:table-cell table:style-name="Table5.A2" office:value-type="string">
            <text:p text:style-name="Table_20_Contents">brewer</text:p>
            <text:p text:style-name="Table_20_Contents">graph</text:p>
            <text:p text:style-name="Table_20_Contents">mappane</text:p>
            <text:p text:style-name="Table_20_Contents">openoffice</text:p>
            <text:p text:style-name="Table_20_Contents">shaperenderer</text:p>
            <text:p text:style-name="Table_20_Contents">validation</text:p>
            <text:p text:style-name="Table_20_Contents">widgets-swing</text:p>
          </table:table-cell>
          <table:table-cell table:style-name="Table5.A2" office:value-type="string">
            <text:p text:style-name="Table_20_Contents">arcsde</text:p>
            <text:p text:style-name="Table_20_Contents">db2</text:p>
            <text:p text:style-name="Table_20_Contents">directory</text:p>
            <text:p text:style-name="Table_20_Contents">epsg-ext-esri</text:p>
            <text:p text:style-name="Table_20_Contents">geomedia</text:p>
            <text:p text:style-name="Table_20_Contents">geometryless</text:p>
            <text:p text:style-name="Table_20_Contents">gml</text:p>
            <text:p text:style-name="Table_20_Contents">hsql</text:p>
            <text:p text:style-name="Table_20_Contents">mif</text:p>
            <text:p text:style-name="Table_20_Contents">mysql</text:p>
          </table:table-cell>
          <table:table-cell table:style-name="Table5.E2" office:value-type="string">
            <text:p text:style-name="Table_20_Contents">oraclespatial</text:p>
            <text:p text:style-name="Table_20_Contents">referencing3D</text:p>
            <text:p text:style-name="Table_20_Contents">tiger</text:p>
            <text:p text:style-name="Table_20_Contents">vpf</text:p>
            <text:p text:style-name="Table_20_Contents">oracle</text:p>
            <text:p text:style-name="Table_20_Contents">go</text:p>
            <text:p text:style-name="Table_20_Contents">xml</text:p>
            <text:p text:style-name="Table_20_Contents">xml-filter</text:p>
            <text:p text:style-name="Table_20_Contents">xml-gml2</text:p>
            <text:p text:style-name="Table_20_Contents">xml-gml3</text:p>
            <text:p text:style-name="P6">jpox</text:p>
            <text:p text:style-name="P6">portrayal</text:p>
            <text:p text:style-name="P6">viewport</text:p>
          </table:table-cell>
        </table:table-row>
      </table:table>
      <text:p text:style-name="Text_20_body"/>
      <text:p text:style-name="Text_20_body">The GeoTools Project Management Committee would reduce the release contents to modules meeting the developer guidelines at some initial loss of functionality.</text:p>
      <text:p text:style-name="Text_20_body">Keeping these modules in svn as unsupported will provide a starting place for those wishing to restore capabilities to the toolkit in the future. Making community modules available as an unsupported download would also be nice visibility for community members.</text:p>
      <text:p text:style-name="Text_20_body">Please note the above table also represents some book keeping in <text:span text:style-name="T1">bold</text:span>:</text:p>
      <text:list text:style-name="L6">
        <text:list-item>
          <text:p text:style-name="P9">combining shape and shapefile, breaking out data and jdbc implementations (as performed on the FM branch), and positioning wms support as part of the library</text:p>
        </text:list-item>
        <text:list-item>
          <text:p text:style-name="P9">creation of new research modules</text:p>
        </text:list-item>
      </text:list>
      <text:h text:style-name="Heading_20_1" text:outline-level="1"/>
      <text:h text:style-name="P5" text:outline-level="1">GeoTools 2.4</text:h>
      <text:p text:style-name="Text_20_body">The following steps are to be taken as part of the 2.4 development effort.</text:p>
      <text:list text:style-name="L7">
        <text:list-item>
          <text:p text:style-name="P10">Reduction of supported library to working data sources</text:p>
          <text:list>
            <text:list-item>
              <text:p text:style-name="P10"><text:span text:style-name="T1">test: </text:span>DataStore Conformance Test</text:p>
            </text:list-item>
            <text:list-item>
              <text:p text:style-name="P10"><text:span text:style-name="T1">test:</text:span> coverage check – developers guide requirement</text:p>
            </text:list-item>
            <text:list-item>
              <text:p text:style-name="P11">test: <text:span text:style-name="T2">GeoResourceInfo implementation</text:span></text:p>
            </text:list-item>
            <text:list-item>
              <text:p text:style-name="P10">move other plugins to community section</text:p>
            </text:list-item>
          </text:list>
        </text:list-item>
        <text:list-item>
          <text:p text:style-name="P10">Clear support for use of factories at at the datastore level</text:p>
          <text:list>
            <text:list-item>
              <text:p text:style-name="P10"><text:span text:style-name="T1">test:</text:span> ability to create POJO from shapefile</text:p>
            </text:list-item>
          </text:list>
        </text:list-item>
        <text:list-item>
          <text:p text:style-name="P10">Creation of Grid Coverage data access API</text:p>
          <text:list>
            <text:list-item>
              <text:p text:style-name="P11">test: <text:span text:style-name="T2">Service and GeoResource handles</text:span></text:p>
            </text:list-item>
          </text:list>
        </text:list-item>
      </text:list>
      <text:p text:style-name="Text_20_body">The Refractions/uDig focus is on data source quality – specifically:</text:p>
      <text:list text:style-name="L8">
        <text:list-item>
          <text:p text:style-name="P12">Performance suitable for analysis work</text:p>
          <text:list>
            <text:list-item>
              <text:p text:style-name="P12">O( log N ) performance on data source operations</text:p>
            </text:list-item>
            <text:list-item>
              <text:p text:style-name="P12">O( 1 ) on metadata requests such as bounds</text:p>
            </text:list-item>
          </text:list>
        </text:list-item>
        <text:list-item>
          <text:p text:style-name="P12">Event notification</text:p>
        </text:list-item>
        <text:list-item>
          <text:p text:style-name="P12">Storage of common types (boolean, TM_Instant,etc...)</text:p>
        </text:list-item>
      </text:list>
      <text:p text:style-name="Text_20_body">For GeoSolutions/GeoServer the focus is on GridCoverage formats:</text:p>
      <text:list text:style-name="L9">
        <text:list-item>
          <text:p text:style-name="P13">Additional Formats (shared with 2.3.x branch)</text:p>
        </text:list-item>
        <text:list-item>
          <text:p text:style-name="P13">Definition of a API for Grid Covearge discovery and access</text:p>
          <text:list>
            <text:list-item>
              <text:p text:style-name="P13">need to ensure Service/GeoResouce handle compatibility</text:p>
            </text:list-item>
          </text:list>
        </text:list-item>
      </text:list>
      <text:p text:style-name="Text_20_body">For Social Change Australia/GeoServer (transitional work to revised FM):</text:p>
      <text:list text:style-name="L10">
        <text:list-item>
          <text:p text:style-name="P14">need Factory injection situtation cleared up</text:p>
        </text:list-item>
        <text:list-item>
          <text:p text:style-name="P14">delegate to “FeatureBuilder” interface</text:p>
        </text:list-item>
      </text:list>
      <text:p text:style-name="Text_20_body">For TOPP/GeoServer the focus is again on quality:</text:p>
      <text:list text:style-name="L11">
        <text:list-item>
          <text:p text:style-name="P15">QA and consistency to keep the library from falling apart</text:p>
        </text:list-item>
      </text:list>
      <text:p text:style-name="Text_20_body">For Axios/GeoServer/uDig there are a few key fixes:</text:p>
      <text:list text:style-name="L12">
        <text:list-item>
          <text:p text:style-name="P16">Parsing support for common literal types (boolean, temporal, etc)</text:p>
        </text:list-item>
      </text:list>
      <text:p text:style-name="Text_20_body">Unsponsored goals for 2.4:</text:p>
      <text:list text:style-name="L13">
        <text:list-item>
          <text:p text:style-name="P17">User Guide</text:p>
        </text:list-item>
        <text:list-item>
          <text:p text:style-name="P17">OSGeo Incubation completion</text:p>
        </text:list-item>
        <text:list-item>
          <text:p text:style-name="P17">GTXML QA checks and Documentation requirements for inclusion in 2.4</text:p>
        </text:list-item>
      </text:list>
      <text:p text:style-name="Text_20_body"/>
      <text:h text:style-name="P5" text:outline-level="1">Resource Allocation</text:h>
      <text:p text:style-name="Text_20_body">The following table lists interested individuals, that may be made available.</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
            </table:table-cell>
            <table:table-cell table:style-name="Table4.A1" office:value-type="string">
              <text:p text:style-name="Table_20_Heading">GeoSolutions</text:p>
            </table:table-cell>
            <table:table-cell table:style-name="Table4.A1" office:value-type="string">
              <text:p text:style-name="Table_20_Heading">Refractions</text:p>
            </table:table-cell>
            <table:table-cell table:style-name="Table4.A1" office:value-type="string">
              <text:p text:style-name="Table_20_Heading">TOPP</text:p>
            </table:table-cell>
            <table:table-cell table:style-name="Table4.E1" office:value-type="string">
              <text:p text:style-name="P1"/>
            </table:table-cell>
          </table:table-row>
        </table:table-header-rows>
        <table:table-row>
          <table:table-cell table:style-name="Table4.A2" office:value-type="string">
            <text:p text:style-name="Table_20_Contents">2.2.1</text:p>
            <text:p text:style-name="Table_20_Contents">2.2.2</text:p>
          </table:table-cell>
          <table:table-cell table:style-name="Table4.A2" office:value-type="string">
            <text:p text:style-name="Table_20_Contents"/>
          </table:table-cell>
          <table:table-cell table:style-name="Table4.A2" office:value-type="string">
            <text:p text:style-name="Table_20_Contents">support</text:p>
            <text:p text:style-name="Table_20_Contents">support </text:p>
          </table:table-cell>
          <table:table-cell table:style-name="Table4.A2" office:value-type="string">
            <text:p text:style-name="Table_20_Contents">support</text:p>
          </table:table-cell>
          <table:table-cell table:style-name="Table4.E2" office:value-type="string">
            <text:p text:style-name="P1">Refractions is very active in maintaining this branch for uDig 1.1 development</text:p>
          </table:table-cell>
        </table:table-row>
        <table:table-row>
          <table:table-cell table:style-name="Table4.A2" office:value-type="string">
            <text:p text:style-name="Table_20_Contents">2.3.0-M0</text:p>
            <text:p text:style-name="Table_20_Contents">2.3.0-RC1 </text:p>
            <text:p text:style-name="Table_20_Contents">2.3.0</text:p>
            <text:p text:style-name="Table_20_Contents">2.3.x</text:p>
          </table:table-cell>
          <table:table-cell table:style-name="Table4.A2" office:value-type="string">
            <text:p text:style-name="Table_20_Contents"/>
            <text:p text:style-name="Table_20_Contents">support</text:p>
            <text:p text:style-name="Table_20_Contents">support</text:p>
            <text:p text:style-name="Table_20_Contents">devel</text:p>
          </table:table-cell>
          <table:table-cell table:style-name="Table4.A2" office:value-type="string">
            <text:p text:style-name="Table_20_Contents"/>
            <text:p text:style-name="Table_20_Contents"/>
            <text:p text:style-name="Table_20_Contents">support</text:p>
          </table:table-cell>
          <table:table-cell table:style-name="Table4.A2" office:value-type="string">
            <text:p text:style-name="Table_20_Contents">support</text:p>
            <text:p text:style-name="Table_20_Contents">support</text:p>
          </table:table-cell>
          <table:table-cell table:style-name="Table4.E2" office:value-type="string">
            <text:p text:style-name="Table_20_Contents">GeoSolutions will be active on this branch once released, producing new grid coverage plug-ins.</text:p>
          </table:table-cell>
        </table:table-row>
        <table:table-row>
          <table:table-cell table:style-name="Table4.A2" office:value-type="string">
            <text:p text:style-name="P1">2.4.0-M0</text:p>
            <text:p text:style-name="P1">2.4.0-M1</text:p>
            <text:p text:style-name="P1">2.4.0-RC0</text:p>
            <text:p text:style-name="P1">2.4.0</text:p>
          </table:table-cell>
          <table:table-cell table:style-name="Table4.A2" office:value-type="string">
            <text:p text:style-name="Table_20_Contents"/>
            <text:p text:style-name="Table_20_Contents">research</text:p>
            <text:p text:style-name="Table_20_Contents">research</text:p>
            <text:p text:style-name="Table_20_Contents">support</text:p>
          </table:table-cell>
          <table:table-cell table:style-name="Table4.A2" office:value-type="string">
            <text:p text:style-name="Table_20_Contents">devel</text:p>
            <text:p text:style-name="Table_20_Contents">devel</text:p>
            <text:p text:style-name="Table_20_Contents">devel</text:p>
            <text:p text:style-name="Table_20_Contents">support</text:p>
          </table:table-cell>
          <table:table-cell table:style-name="Table4.A2" office:value-type="string">
            <text:p text:style-name="Table_20_Contents">devel</text:p>
            <text:p text:style-name="Table_20_Contents">devel</text:p>
            <text:p text:style-name="Table_20_Contents">support</text:p>
            <text:p text:style-name="Table_20_Contents">support</text:p>
          </table:table-cell>
          <table:table-cell table:style-name="Table4.E2" office:value-type="string">
            <text:p text:style-name="P1">Jody - oracle datastore quality</text:p>
            <text:p text:style-name="P1">Andrea - code reviews, QA support</text:p>
            <text:p text:style-name="P1">Justin – factory / builder QA</text:p>
            <text:p text:style-name="P1">Martin – factory / hint QA</text:p>
            <text:p text:style-name="P1">Simone – Coverage Data Access API</text:p>
          </table:table-cell>
        </table:table-row>
        <table:table-row>
          <table:table-cell table:style-name="Table4.A2" office:value-type="string">
            <text:p text:style-name="P1">2.5.0-M0</text:p>
            <text:p text:style-name="P1">2.5.0-M1</text:p>
            <text:p text:style-name="P1">2.5.0-RC0</text:p>
          </table:table-cell>
          <table:table-cell table:style-name="Table4.A2" office:value-type="string">
            <text:p text:style-name="Table_20_Contents">simone</text:p>
          </table:table-cell>
          <table:table-cell table:style-name="Table4.A2" office:value-type="string">
            <text:p text:style-name="Table_20_Contents"/>
          </table:table-cell>
          <table:table-cell table:style-name="Table4.A2" office:value-type="string">
            <text:p text:style-name="Table_20_Contents">feature model</text:p>
          </table:table-cell>
          <table:table-cell table:style-name="Table4.E2" office:value-type="string">
            <text:p text:style-name="P1">Simone – research into nD coverages</text:p>
            <text:p text:style-name="P1">Jody – feature model support</text:p>
            <text:p text:style-name="P1">Justin – feature model transition</text:p>
          </table:table-cell>
        </table:table-row>
      </table:table>
      <text:h text:style-name="Heading_20_2" text:outline-level="2">Release Overhead</text:h>
      <text:p text:style-name="Text_20_body">The overhead of providing GeoTools releases has traditionally fallen on those projects making use of the library when a release is needed. Given this burden all major associated projects (uDig / GeoServer / WCS) have dodged the issue by packaging up GeoTools in an ad hoc manner.</text:p>
      <text:p text:style-name="Text_20_body">This is something we need to control:</text:p>
      <text:list text:style-name="L14">
        <text:list-item>
          <text:p text:style-name="P18">the release process needs to be stable, and lighten up</text:p>
        </text:list-item>
        <text:list-item>
          <text:p text:style-name="P18">in terms of IP the risk of unversioned jars should not be placed on associated projects</text:p>
        </text:list-item>
      </text:list>
      <text:p text:style-name="Text_20_body">The GeoTools PMC has the mandate to produce releases, here are two options to consider:</text:p>
      <text:list text:style-name="L15">
        <text:list-item>
          <text:p text:style-name="P19">Stewardship: associate PMC member with a branch of interest to their organization:</text:p>
          <text:list>
            <text:list-item>
              <text:p text:style-name="P19">Richard: GeoTools 2.2.x, stable target for uDig 1.1 development</text:p>
            </text:list-item>
            <text:list-item>
              <text:p text:style-name="P19">Simone: GeoTools 2.3.x, stable target for GeoServer 1.5x and WCS development</text:p>
            </text:list-item>
            <text:list-item>
              <text:p text:style-name="P19">Jody: GeoTools 2.4.x, target for uDig trunk development</text:p>
            </text:list-item>
            <text:list-item>
              <text:p text:style-name="P19">Justin: GeoTools 2.5.x, target for GeoServer 1.6 research</text:p>
            </text:list-item>
          </text:list>
        </text:list-item>
        <text:list-item>
          <text:p text:style-name="P19">Rotation: rotate release responsibility between PMC members</text:p>
          <text:list>
            <text:list-item>
              <text:p text:style-name="P19">research: schedule milestone release every month</text:p>
            </text:list-item>
            <text:list-item>
              <text:p text:style-name="P19">development: schedule official releases every quarter</text:p>
            </text:list-item>
            <text:list-item>
              <text:p text:style-name="P19">production: facilitate creation of point releases as bug-fixes are required by projec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ody Garnett</meta:initial-creator>
    <meta:creation-date>2006-09-26T10:08:19</meta:creation-date>
    <dc:creator>Cory Horner</dc:creator>
    <dc:date>2006-10-16T15:38:46</dc:date>
    <meta:printed-by>Jody Garnett</meta:printed-by>
    <meta:print-date>2006-10-05T11:00:28</meta:print-date>
    <dc:language>en-CA</dc:language>
    <meta:editing-cycles>45</meta:editing-cycles>
    <meta:editing-duration>P1DT21H4M58S</meta:editing-duration>
    <meta:user-defined meta:name="Info 1"/>
    <meta:user-defined meta:name="Info 2"/>
    <meta:user-defined meta:name="Info 3"/>
    <meta:user-defined meta:name="Info 4"/>
    <meta:document-statistic meta:table-count="5" meta:image-count="0" meta:object-count="0" meta:page-count="6" meta:paragraph-count="315" meta:word-count="1716" meta:character-count="10681"/>
  </office:meta>
</office:document-meta>
</file>